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nctorUtils.validate( Transformer [ ] transform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unctorUtils.copy( Closure [ ] clos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nctorUtils.validate( Predicate [ ] predica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unctorUtils.copy( Predicate [ ] predica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nctorUtils.validate( Collection predica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unctorUtils.validate( Closure [ ] clos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unctorUtils.copy( Transformer [ ] transform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nctorUtils.Functo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